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320A9DF9F7C.png" manifest:media-type="image/png"/>
  <manifest:file-entry manifest:full-path="Pictures/100000010000033C0000015252E8515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aliexpress.com/item/1719136832.html?spm=a2g0o.order_list.order_list_main.41.2d0e1802ok8yRp" text:style-name="Internet_20_link" text:visited-style-name="Visited_20_Internet_20_Link">https://www.aliexpress.com/item/1719136832.html</text:a></text:p>
      <text:p text:style-name="Standard"/>
      <text:p text:style-name="Standard"><draw:frame draw:style-name="fr1" draw:name="Image2" text:anchor-type="char" svg:x="0.0744in" svg:y="5.9953in" svg:width="6.6929in" svg:height="2.7319in" draw:z-index="1"><draw:image xlink:href="Pictures/100000010000033C0000015252E85150.png" xlink:type="simple" xlink:show="embed" xlink:actuate="onLoad" draw:mime-type="image/png"/></draw:frame><draw:frame draw:style-name="fr2" draw:name="Image1" text:anchor-type="char" svg:width="5.8193in" svg:height="5.8193in" draw:z-index="0"><draw:image xlink:href="Pictures/100000010000032000000320A9DF9F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13:15:36.571611002</meta:creation-date>
    <dc:date>2025-02-08T13:34:01.029718735</dc:date>
    <meta:editing-duration>PT18M24S</meta:editing-duration>
    <meta:editing-cycles>3</meta:editing-cycles>
    <meta:generator>LibreOffice/24.8.4.2$Linux_X86_64 LibreOffice_project/3e97788786b20d724e2ed0ea7a111abce73cab63</meta:generator>
    <meta:document-statistic meta:table-count="0" meta:image-count="2" meta:object-count="0" meta:page-count="1" meta:paragraph-count="1" meta:word-count="1" meta:character-count="47" meta:non-whitespace-character-count="47"/>
  </office:meta>
</office:document-meta>
</file>